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IRS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RUN 1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IoU FSG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 FSG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 + DFC201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FSGM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+POTSDAM + FSGM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POTSDAM + DFC2015 + FSGM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VAIHINGEN</text:p>
          </table:table-cell>
          <table:covered-table-cell table:style-name="ce1"/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RUN 1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IoU FSG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 FSG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 + DFC201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FSGM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+POTSDAM + FSGM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POTSDAM + DFC2015 + FSGM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AIRS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RUN 2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IoU FSG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 FSG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 + DFC201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FSGM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+POTSDAM + FSGM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POTSDAM + DFC2015 + FSGM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VAIHINGEN</text:p>
          </table:table-cell>
          <table:covered-table-cell table:style-name="ce1"/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RUN 2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IoU FSG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 FSG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 + DFC2015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FSGM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+POTSDAM + FSGM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POTSDAM + DFC2015 + FSGM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AIRS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RUN 3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IoU FSG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 FSG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 + DFC201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FSGM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+POTSDAM + FSGM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POTSDAM + DFC2015 + FSGM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VAIHINGEN</text:p>
          </table:table-cell>
          <table:covered-table-cell table:style-name="ce1"/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RUN 3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IoU FSGM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 FSG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AIRS (subset) </text:span>+ POTSDAM + DFC2015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FSGM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+POTSDAM + FSGM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S (subset) + POTSDAM + DFC2015 + FSGM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3:31:05.217444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7T13:43:41.269761641</dc:date>
    <meta:editing-duration>PT31M36S</meta:editing-duration>
    <meta:editing-cycles>17</meta:editing-cycles>
    <meta:generator>LibreOffice/6.0.7.3$Linux_X86_64 LibreOffice_project/00m0$Build-3</meta:generator>
    <meta:document-statistic meta:table-count="1" meta:cell-count="216" meta:object-count="0"/>
  </office:meta>
</office:document-meta>
</file>